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```markdown<text:line-break/>. 📂 user-service<text:line-break/>├── 📄 mvnw<text:line-break/>├── 📄 mvnw.cmd<text:line-break/>├── 📄 pom.xml<text:line-break/>└── 📂 src/<text:line-break/>│ <text:s/>└── 📂 main/<text:line-break/>│ <text:s text:c="3"/>└── 📂 java/<text:line-break/>│ <text:s text:c="5"/>└── 📂 com/<text:line-break/>│ <text:s text:c="7"/>└── 📂 jdrbibli/<text:line-break/>│ <text:s text:c="9"/>└── 📂 userservice/<text:line-break/>│ <text:s text:c="11"/>├── 📄 UserServiceApplication.java<text:line-break/>│ <text:s text:c="11"/>└── 📂 controller/<text:line-break/>│ <text:s text:c="13"/>├── 📄 UserLudothequeController.java<text:line-break/>│ <text:s text:c="13"/>├── 📄 UserProfileController.java<text:line-break/>│ <text:s text:c="11"/>└── 📂 entity/<text:line-break/>│ <text:s text:c="13"/>├── 📄 FriendRequest.java<text:line-break/>│ <text:s text:c="13"/>├── 📄 UserProfile.java<text:line-break/>│ <text:s text:c="11"/>└── 📂 repository/<text:line-break/>│ <text:s text:c="13"/>├── 📄 UserProfileRepository.java<text:line-break/>│ <text:s text:c="11"/>└── 📂 service/<text:line-break/>│ <text:s text:c="13"/>├── 📄 UserProfileService.java<text:line-break/>│ <text:s text:c="11"/>├── 📄 test-gammes.http<text:line-break/>│ <text:s text:c="11"/>├── 📄 test-ouvrages.http<text:line-break/>│ <text:s text:c="11"/>├── 📄 test-user-ludotheque.http<text:line-break/>│ <text:s text:c="11"/>├── 📄 test-user-service.http<text:line-break/>│ <text:s text:c="3"/>└── 📂 resources/<text:line-break/>│ <text:s text:c="5"/>├── 📄 application.yml<text:line-break/>│ <text:s text:c="5"/>└── 📂 db/<text:line-break/>│ <text:s text:c="7"/>└── 📂 migration/<text:line-break/>│ <text:s text:c="9"/>├── 📄 V1__init.sql<text:line-break/>│ <text:s text:c="9"/>├── 📄 V2__add_gammes_ouvrages_and_ludotheque.sql<text:line-break/>│ <text:s text:c="9"/>├── 📄 V3__add_friend_requests.sql<text:line-break/>│ <text:s text:c="5"/>└── 📂 static/<text:line-break/>│ <text:s text:c="5"/>└── 📂 templates/<text:line-break/>│ <text:s/>└── 📂 test/<text:line-break/>│ <text:s text:c="3"/>└── 📂 java/<text:line-break/>│ <text:s text:c="5"/>└── 📂 com/<text:line-break/>│ <text:s text:c="7"/>└── 📂 jdrbibli/<text:line-break/>│ <text:s text:c="9"/>└── 📂 user_service/<text:line-break/>│ <text:s text:c="11"/>├── 📄 UserServiceApplicationTests.java<text:line-break/>└── 📂 target/<text:line-break/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4:35:34.202015700</meta:creation-date>
    <dc:date>2025-06-30T14:35:46.693407000</dc:date>
    <meta:editing-duration>PT12S</meta:editing-duration>
    <meta:editing-cycles>1</meta:editing-cycles>
    <meta:document-statistic meta:table-count="0" meta:image-count="0" meta:object-count="0" meta:page-count="1" meta:paragraph-count="1" meta:word-count="160" meta:character-count="1229" meta:non-whitespace-character-count="775"/>
    <meta:generator>LibreOffice/25.2.4.3$Windows_X86_64 LibreOffice_project/33e196637044ead23f5c3226cde09b47731f7e27</meta:generator>
  </office:meta>
</office:document-meta>
</file>